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9354in" table:align="left"/>
    </style:style>
    <style:style style:name="Table1.A" style:family="table-column">
      <style:table-column-properties style:column-width="1.791in"/>
    </style:style>
    <style:style style:name="Table1.B" style:family="table-column">
      <style:table-column-properties style:column-width="0.475in"/>
    </style:style>
    <style:style style:name="Table1.C" style:family="table-column">
      <style:table-column-properties style:column-width="1.66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8in" table:align="left"/>
    </style:style>
    <style:style style:name="Table2.A" style:family="table-column">
      <style:table-column-properties style:column-width="1.1674in"/>
    </style:style>
    <style:style style:name="Table2.B" style:family="table-column">
      <style:table-column-properties style:column-width="0.632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7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officeooo:rsid="001849f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llect_temp.py — Authoritative Requirements (Current Implementation)</text:h>
      <text:h text:style-name="Heading_20_2" text:outline-level="2">1. Purpose</text:h>
      <text:p text:style-name="Text_20_body"><text:span text:style-name="Source_20_Text">collect_temp.py</text:span> is a deterministic temperature data acquisition service designed to run continuously on a Raspberry Pi Zero 2.</text:p>
      <text:p text:style-name="Text_20_body">It:</text:p>
      <text:list text:style-name="L1">
        <text:list-item>
          <text:p text:style-name="P5">Acquires temperature data from DS18B20 sensors on two 1-Wire GPIO buses</text:p>
        </text:list-item>
        <text:list-item>
          <text:p text:style-name="P5">Uses strictly epoch-aligned timing for repeatable sampling</text:p>
        </text:list-item>
        <text:list-item>
          <text:p text:style-name="P5">Buffers records in memory</text:p>
        </text:list-item>
        <text:list-item>
          <text:p text:style-name="P5">Periodically flushes data to:</text:p>
          <text:list>
            <text:list-item>
              <text:p text:style-name="P5">SQLite database</text:p>
            </text:list-item>
            <text:list-item>
              <text:p text:style-name="P5">MQTT broker (optional, disabled by default)</text:p>
            </text:list-item>
            <text:list-item>
              <text:p text:style-name="P5">Console debug output</text:p>
            </text:list-item>
          </text:list>
        </text:list-item>
        <text:list-item>
          <text:p text:style-name="P5">Is designed for <text:span text:style-name="Strong_20_Emphasis">predictable, repeatable logging</text:span>, not resilience or networking complexity</text:p>
        </text:list-item>
      </text:list>
      <text:p text:style-name="Text_20_body">This document is derived directly from the current working source code.</text:p>
      <text:p text:style-name="Horizontal_20_Line"/>
      <text:h text:style-name="Heading_20_2" text:outline-level="2">2. Hardware &amp; OS Assumptions</text:h>
      <text:list text:style-name="L2">
        <text:list-item>
          <text:p text:style-name="P6">Platform: Raspberry Pi Zero 2</text:p>
        </text:list-item>
        <text:list-item>
          <text:p text:style-name="P6">OS: Linux with 1-Wire support enabled</text:p>
        </text:list-item>
        <text:list-item>
          <text:p text:style-name="P6">Two static overlays configured:</text:p>
        </text:list-item>
      </text:list>
      <text:p text:style-name="P1"><text:span text:style-name="Source_20_Text">/sys/bus/w1/devices/w1_bus_master1</text:span></text:p>
      <text:p text:style-name="P4"><text:span text:style-name="Source_20_Text">/sys/bus/w1/devices/w1_bus_master2</text:span></text:p>
      <text:p text:style-name="Text_20_body">Hardware and bus configuration are assumed static for the duration of program execution.</text:p>
      <text:p text:style-name="Horizontal_20_Line"/>
      <text:h text:style-name="Heading_20_2" text:outline-level="2">3. Sensors</text:h>
      <text:list text:style-name="L3">
        <text:list-item>
          <text:p text:style-name="P7">Type: DS18B20</text:p>
        </text:list-item>
        <text:list-item>
          <text:p text:style-name="P7">Identified by 1-Wire serial: <text:span text:style-name="Source_20_Text">28-xxxxxxxxxxxx</text:span></text:p>
        </text:list-item>
        <text:list-item>
          <text:p text:style-name="P7"><text:soft-page-break/>Sensors may exist on either bus</text:p>
        </text:list-item>
        <text:list-item>
          <text:p text:style-name="P7">Sensors are discovered <text:span text:style-name="Strong_20_Emphasis">once at startup</text:span></text:p>
        </text:list-item>
        <text:list-item>
          <text:p text:style-name="P7">No runtime hot-plug detection</text:p>
        </text:list-item>
        <text:list-item>
          <text:p text:style-name="P7">Invalid readings recorded as <text:span text:style-name="Source_20_Text">None</text:span></text:p>
        </text:list-item>
      </text:list>
      <text:h text:style-name="Heading_20_3" text:outline-level="3">3.1 Sensor Identity Model (Critical)</text:h>
      <text:p text:style-name="Text_20_body">Sensors are <text:span text:style-name="Strong_20_Emphasis">not keyed by name</text:span> internally.</text:p>
      <text:p text:style-name="Text_20_body">Each sensor is assigned a <text:span text:style-name="Strong_20_Emphasis">column serial</text:span>:</text:p>
      <text:p text:style-name="P1"><text:span text:style-name="Source_20_Text">column_serial = raw_serial with "-" replaced by "_"</text:span></text:p>
      <text:p text:style-name="P4"><text:span text:style-name="Source_20_Text">28-00000abc1234 → 28_00000abc1234</text:span></text:p>
      <text:p text:style-name="Text_20_body">This column serial is used for:</text:p>
      <text:list text:style-name="L4">
        <text:list-item>
          <text:p text:style-name="P8">Record storage</text:p>
        </text:list-item>
        <text:list-item>
          <text:p text:style-name="P8">SQLite column names</text:p>
        </text:list-item>
        <text:list-item>
          <text:p text:style-name="P8">Internal ordering</text:p>
        </text:list-item>
      </text:list>
      <text:h text:style-name="Heading_20_3" text:outline-level="3">3.2 Human-Readable Names</text:h>
      <text:p text:style-name="Text_20_body">A configuration file <text:span text:style-name="Source_20_Text">temp.cfg</text:span> stores:</text:p>
      <text:p text:style-name="P2"><text:span text:style-name="Source_20_Text">&lt;raw_serial&gt; &lt;name&gt;</text:span></text:p>
      <text:p text:style-name="Text_20_body">Unknown sensors are assigned:</text:p>
      <text:p text:style-name="P2"><text:span text:style-name="Source_20_Text">unknown1, unknown2, ...</text:span></text:p>
      <text:p text:style-name="Text_20_body">This file is automatically updated during discovery.</text:p>
      <text:p text:style-name="Text_20_body">Human names are used only for:</text:p>
      <text:list text:style-name="L5">
        <text:list-item>
          <text:p text:style-name="P9">Debug output</text:p>
        </text:list-item>
        <text:list-item>
          <text:p text:style-name="P9">MQTT payloads</text:p>
        </text:list-item>
      </text:list>
      <text:p text:style-name="Horizontal_20_Line"/>
      <text:h text:style-name="Heading_20_2" text:outline-level="2">4. Discovery Behavior</text:h>
      <text:p text:style-name="Text_20_body">At startup:</text:p>
      <text:list text:style-name="L6">
        <text:list-item>
          <text:p text:style-name="P10">Both bus directories are scanned</text:p>
        </text:list-item>
        <text:list-item>
          <text:p text:style-name="P10">Any entry beginning with <text:span text:style-name="Source_20_Text">28-</text:span> is treated as a sensor</text:p>
        </text:list-item>
        <text:list-item>
          <text:p text:style-name="P10">Global structures created:</text:p>
        </text:list-item>
      </text:list>
      <text:p text:style-name="P1"><text:span text:style-name="Source_20_Text">sensors[column_serial] = {</text:span></text:p>
      <text:p text:style-name="P3"><text:soft-page-break/><text:span text:style-name="Source_20_Text"><text:s text:c="4"/>name,</text:span></text:p>
      <text:p text:style-name="P3"><text:span text:style-name="Source_20_Text"><text:s text:c="4"/>bus,</text:span></text:p>
      <text:p text:style-name="P3"><text:span text:style-name="Source_20_Text"><text:s text:c="4"/>raw_serial</text:span></text:p>
      <text:p text:style-name="P3"><text:span text:style-name="Source_20_Text">}</text:span></text:p>
      <text:p text:style-name="P3"/>
      <text:p text:style-name="P4"><text:span text:style-name="Source_20_Text">sensor_order = [column_serial, ...]</text:span></text:p>
      <text:list text:style-name="L7">
        <text:list-item>
          <text:p text:style-name="P11"><text:span text:style-name="Source_20_Text">temp.cfg</text:span> is rewritten if new sensors are found</text:p>
        </text:list-item>
      </text:list>
      <text:h text:style-name="Heading_20_3" text:outline-level="3">4.1 DEBUG Discovery Output</text:h>
      <text:p text:style-name="Text_20_body">When <text:span text:style-name="Source_20_Text">DEBUG = True</text:span>:</text:p>
      <text:list text:style-name="L8">
        <text:list-item>
          <text:p text:style-name="P12">Bus path printed</text:p>
        </text:list-item>
        <text:list-item>
          <text:p text:style-name="P12">Each sensor printed with assigned name</text:p>
        </text:list-item>
        <text:list-item>
          <text:p text:style-name="P12">Final summary printed</text:p>
        </text:list-item>
      </text:list>
      <text:p text:style-name="Text_20_body">When <text:span text:style-name="Source_20_Text">DEBUG = False</text:span>, discovery is silent.</text:p>
      <text:p text:style-name="Horizontal_20_Line"/>
      <text:h text:style-name="Heading_20_2" text:outline-level="2">5. Timing Mode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Valu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READ_RATE</text:p>
          </table:table-cell>
          <table:table-cell table:style-name="Table1.A1" office:value-type="string">
            <text:p text:style-name="Table_20_Contents">30 s</text:p>
          </table:table-cell>
          <table:table-cell table:style-name="Table1.A1" office:value-type="string">
            <text:p text:style-name="Table_20_Contents">Acquisition interval</text:p>
          </table:table-cell>
        </table:table-row>
        <table:table-row>
          <table:table-cell table:style-name="Table1.A1" office:value-type="string">
            <text:p text:style-name="Table_20_Contents">WRITE_RATE</text:p>
          </table:table-cell>
          <table:table-cell table:style-name="Table1.A1" office:value-type="string">
            <text:p text:style-name="Table_20_Contents">300 s</text:p>
          </table:table-cell>
          <table:table-cell table:style-name="Table1.A1" office:value-type="string">
            <text:p text:style-name="Table_20_Contents">Flush interval</text:p>
          </table:table-cell>
        </table:table-row>
        <table:table-row>
          <table:table-cell table:style-name="Table1.A1" office:value-type="string">
            <text:p text:style-name="Table_20_Contents">CONVERSION_DELAY</text:p>
          </table:table-cell>
          <table:table-cell table:style-name="Table1.A1" office:value-type="string">
            <text:p text:style-name="Table_20_Contents">0.9 s</text:p>
          </table:table-cell>
          <table:table-cell table:style-name="Table1.A1" office:value-type="string">
            <text:p text:style-name="Table_20_Contents">Sensor conversion time</text:p>
          </table:table-cell>
        </table:table-row>
      </table:table>
      <text:h text:style-name="Heading_20_3" text:outline-level="3">5.1 Epoch Alignment</text:h>
      <text:p text:style-name="Text_20_body">Sampling is aligned to wall-clock epoch boundaries:</text:p>
      <text:p text:style-name="P2"><text:span text:style-name="Source_20_Text">next = now + (rate - (now % rate))</text:span></text:p>
      <text:p text:style-name="Text_20_body">At startup, the program waits until the next alignment boundary.</text:p>
      <text:p text:style-name="Horizontal_20_Line"/>
      <text:h text:style-name="Heading_20_2" text:outline-level="2">6. Acquisition Cycle</text:h>
      <text:p text:style-name="Text_20_body">At each aligned epoch:</text:p>
      <text:list text:style-name="L9">
        <text:list-item>
          <text:p text:style-name="P13">Record trigger epoch timestamp</text:p>
        </text:list-item>
        <text:list-item>
          <text:p text:style-name="P13">Trigger conversion on each bus via <text:span text:style-name="Source_20_Text">w1_master_slaves</text:span></text:p>
        </text:list-item>
        <text:list-item>
          <text:p text:style-name="P13">Sleep <text:span text:style-name="Source_20_Text">CONVERSION_DELAY</text:span></text:p>
        </text:list-item>
        <text:list-item>
          <text:p text:style-name="P13">Read every sensor from <text:span text:style-name="Source_20_Text">/sys/bus/w1/devices/&lt;raw&gt;/w1_slave</text:span></text:p>
        </text:list-item>
      </text:list>
      <text:p text:style-name="Horizontal_20_Line"/>
      <text:h text:style-name="Heading_20_2" text:outline-level="2"><text:soft-page-break/>7. Temperature Processing</text:h>
      <text:p text:style-name="Text_20_body">A reading is valid only if:</text:p>
      <text:list text:style-name="L10">
        <text:list-item>
          <text:p text:style-name="P14">CRC line contains <text:span text:style-name="Source_20_Text">YES</text:span></text:p>
        </text:list-item>
        <text:list-item>
          <text:p text:style-name="P14">Temperature is not <text:span text:style-name="Source_20_Text">85.0°C</text:span></text:p>
        </text:list-item>
      </text:list>
      <text:p text:style-name="Text_20_body">Valid readings:</text:p>
      <text:list text:style-name="L11">
        <text:list-item>
          <text:p text:style-name="P15">Converted to Fahrenheit</text:p>
        </text:list-item>
        <text:list-item>
          <text:p text:style-name="P15">Rounded to nearest 0.1°F</text:p>
        </text:list-item>
        <text:list-item>
          <text:p text:style-name="P15">Stored as integer: <text:span text:style-name="Source_20_Text">°F × 10</text:span></text:p>
        </text:list-item>
      </text:list>
      <text:p text:style-name="Text_20_body">Failures return <text:span text:style-name="Source_20_Text">None</text:span>.</text:p>
      <text:p text:style-name="Horizontal_20_Line"/>
      <text:h text:style-name="Heading_20_2" text:outline-level="2">8. Record Structure (Internal)</text:h>
      <text:p text:style-name="Text_20_body">Each buffered record:</text:p>
      <text:p text:style-name="P1"><text:span text:style-name="Source_20_Text">{</text:span></text:p>
      <text:p text:style-name="P3"><text:span text:style-name="Source_20_Text"><text:s text:c="2"/>"epoch": &lt;int&gt;,</text:span></text:p>
      <text:p text:style-name="P3"><text:span text:style-name="Source_20_Text"><text:s text:c="2"/>"temps": {</text:span></text:p>
      <text:p text:style-name="P3"><text:span text:style-name="Source_20_Text"><text:s text:c="6"/>column_serial: value_or_None</text:span></text:p>
      <text:p text:style-name="P3"><text:span text:style-name="Source_20_Text"><text:s text:c="2"/>}</text:span></text:p>
      <text:p text:style-name="P4"><text:span text:style-name="Source_20_Text">}</text:span></text:p>
      <text:p text:style-name="Horizontal_20_Line"/>
      <text:h text:style-name="Heading_20_2" text:outline-level="2">9. DEBUG Mode</text:h>
      <text:p text:style-name="Text_20_body">When enabled:</text:p>
      <text:list text:style-name="L12">
        <text:list-item>
          <text:p text:style-name="P16">Discovery information printed</text:p>
        </text:list-item>
        <text:list-item>
          <text:p text:style-name="P16">Each acquisition prints:</text:p>
        </text:list-item>
      </text:list>
      <text:p text:style-name="P2"><text:span text:style-name="Source_20_Text">MMDDYYYY HH:MM:SS name: value name: value ...</text:span></text:p>
      <text:list text:style-name="L13">
        <text:list-item>
          <text:p text:style-name="P17">Flush events printed</text:p>
        </text:list-item>
        <text:list-item>
          <text:p text:style-name="P17">Shutdown flush printed</text:p>
        </text:list-item>
      </text:list>
      <text:p text:style-name="Text_20_body">No side effects.</text:p>
      <text:p text:style-name="Horizontal_20_Line"/>
      <text:h text:style-name="Heading_20_2" text:outline-level="2"><text:soft-page-break/>10. SQLite Output (DB_WRITE)</text:h>
      <text:h text:style-name="Heading_20_3" text:outline-level="3">10.1 Database</text:h>
      <text:p text:style-name="P1"><text:span text:style-name="Source_20_Text">/var/lib/logger/database/temperature.db</text:span></text:p>
      <text:p text:style-name="P4"><text:span text:style-name="Source_20_Text">Table: "Temperature"</text:span></text:p>
      <text:h text:style-name="Heading_20_3" text:outline-level="3">10.2 Schema</text:h>
      <text:p text:style-name="Text_20_body">On startup:</text:p>
      <text:p text:style-name="P1"><text:span text:style-name="Source_20_Text">epoch INTEGER PRIMARY KEY</text:span></text:p>
      <text:p text:style-name="P4"><text:span text:style-name="Source_20_Text">s&lt;column_serial&gt; INTEGER</text:span></text:p>
      <text:p text:style-name="Text_20_body">Example:</text:p>
      <text:p text:style-name="P2"><text:span text:style-name="Source_20_Text">s28_00000abc1234</text:span></text:p>
      <text:h text:style-name="Heading_20_3" text:outline-level="3">10.3 Schema Evolution</text:h>
      <text:list text:style-name="L14">
        <text:list-item>
          <text:p text:style-name="P18">New sensors automatically add new columns</text:p>
        </text:list-item>
        <text:list-item>
          <text:p text:style-name="P18">No columns are removed</text:p>
        </text:list-item>
        <text:list-item>
          <text:p text:style-name="P18">Missing readings stored as NULL</text:p>
        </text:list-item>
      </text:list>
      <text:h text:style-name="Heading_20_3" text:outline-level="3">10.4 Inserts</text:h>
      <text:p text:style-name="Text_20_body">Every insert includes all sensor columns.</text:p>
      <text:p text:style-name="Text_20_body">Epoch uniqueness enforced by PRIMARY KEY.</text:p>
      <text:p text:style-name="Horizontal_20_Line"/>
      <text:h text:style-name="Heading_20_2" text:outline-level="2">11. MQTT Output (MQTT_WRITE)</text:h>
      <text:p text:style-name="Text_20_body">Disabled by default.</text:p>
      <text:h text:style-name="Heading_20_3" text:outline-level="3">11.1 Role</text:h>
      <text:p text:style-name="Text_20_body">MQTT is a <text:span text:style-name="Strong_20_Emphasis">read-only consumer</text:span> of the buffer, identical to SQLite.</text:p>
      <text:h text:style-name="Heading_20_3" text:outline-level="3">11.2 Connection</text:h>
      <text:list text:style-name="L15">
        <text:list-item>
          <text:p text:style-name="P19">Broker: <text:span text:style-name="Source_20_Text">MQTT_BROKER</text:span></text:p>
        </text:list-item>
        <text:list-item>
          <text:p text:style-name="P19">Topic: <text:span text:style-name="Source_20_Text">MQTT_TOPIC</text:span></text:p>
        </text:list-item>
        <text:list-item>
          <text:p text:style-name="P19">Uses paho-mqtt Callback API v2</text:p>
        </text:list-item>
        <text:list-item>
          <text:p text:style-name="P19">Automatic reconnect on unexpected disconnect</text:p>
        </text:list-item>
      </text:list>
      <text:h text:style-name="Heading_20_3" text:outline-level="3"><text:soft-page-break/>11.3 Payload Translation (Important)</text:h>
      <text:p text:style-name="Text_20_body">Before publishing, records are translated:</text:p>
      <text:p text:style-name="P2"><text:span text:style-name="Source_20_Text">column_serial → sensor name</text:span></text:p>
      <text:p text:style-name="Text_20_body">MQTT payload uses human-readable names.</text:p>
      <text:h text:style-name="Heading_20_3" text:outline-level="3">11.4 Payload Format</text:h>
      <text:p text:style-name="P1"><text:span text:style-name="Source_20_Text">{</text:span></text:p>
      <text:p text:style-name="P3"><text:span text:style-name="Source_20_Text"><text:s text:c="2"/>"device": "rpi-zero-2",</text:span></text:p>
      <text:p text:style-name="P3"><text:span text:style-name="Source_20_Text"><text:s text:c="2"/>"table": "Temperature",</text:span></text:p>
      <text:p text:style-name="P3"><text:span text:style-name="Source_20_Text"><text:s text:c="2"/>"records": [</text:span></text:p>
      <text:p text:style-name="P3"><text:span text:style-name="Source_20_Text"><text:s text:c="4"/>{</text:span></text:p>
      <text:p text:style-name="P3"><text:span text:style-name="Source_20_Text"><text:s text:c="6"/>"epoch": 1706001234,</text:span></text:p>
      <text:p text:style-name="P3"><text:span text:style-name="Source_20_Text"><text:s text:c="6"/>"temps": {</text:span></text:p>
      <text:p text:style-name="P3"><text:span text:style-name="Source_20_Text"><text:s text:c="8"/>"LivingRoom": 697,</text:span></text:p>
      <text:p text:style-name="P3"><text:span text:style-name="Source_20_Text"><text:s text:c="8"/>"Outdoor": null</text:span></text:p>
      <text:p text:style-name="P3"><text:span text:style-name="Source_20_Text"><text:s text:c="6"/>}</text:span></text:p>
      <text:p text:style-name="P3"><text:span text:style-name="Source_20_Text"><text:s text:c="4"/>}</text:span></text:p>
      <text:p text:style-name="P3"><text:span text:style-name="Source_20_Text"><text:s text:c="2"/>]</text:span></text:p>
      <text:p text:style-name="P4"><text:span text:style-name="Source_20_Text">}</text:span></text:p>
      <text:p text:style-name="Text_20_body">Entire flush block is published as one payload.</text:p>
      <text:p text:style-name="Horizontal_20_Line"/>
      <text:h text:style-name="Heading_20_2" text:outline-level="2">12. Buffering &amp; Flush Behavior</text:h>
      <text:list text:style-name="L16">
        <text:list-item>
          <text:p text:style-name="P20">Records appended to shared buffer</text:p>
        </text:list-item>
        <text:list-item>
          <text:p text:style-name="P20">Flush occurs when:</text:p>
        </text:list-item>
      </text:list>
      <text:p text:style-name="P2"><text:span text:style-name="Source_20_Text">len(buffer) &gt;= WRITE_RATE / READ_RATE</text:span></text:p>
      <text:list text:style-name="L17">
        <text:list-item>
          <text:p text:style-name="P21">Same block sent to DB and MQTT</text:p>
        </text:list-item>
        <text:list-item>
          <text:p text:style-name="P21">No retry logic</text:p>
        </text:list-item>
        <text:list-item>
          <text:p text:style-name="P21">Errors only visible in DEBUG output</text:p>
        </text:list-item>
      </text:list>
      <text:p text:style-name="Horizontal_20_Line"/>
      <text:h text:style-name="Heading_20_2" text:outline-level="2">13. Shutdown Behavior</text:h>
      <text:p text:style-name="Text_20_body">On SIGINT / SIGTERM:</text:p>
      <text:list text:style-name="L18">
        <text:list-item>
          <text:p text:style-name="P22">Loop exits</text:p>
        </text:list-item>
        <text:list-item>
          <text:p text:style-name="P22">Remaining buffer flushed once</text:p>
        </text:list-item>
        <text:list-item>
          <text:p text:style-name="P22">MQTT cleanly disconnected (if enabled)</text:p>
        </text:list-item>
      </text:list>
      <text:p text:style-name="Horizontal_20_Line"/>
      <text:h text:style-name="Heading_20_2" text:outline-level="2"><text:soft-page-break/>14. Configuration Defaul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etting</text:p>
            </table:table-cell>
            <table:table-cell table:style-name="Table2.A1" office:value-type="string">
              <text:p text:style-name="Table_20_Heading">Default</text:p>
            </table:table-cell>
          </table:table-row>
        </table:table-header-rows>
        <table:table-row>
          <table:table-cell table:style-name="Table2.A1" office:value-type="string">
            <text:p text:style-name="Table_20_Contents">DEBUG</text:p>
          </table:table-cell>
          <table:table-cell table:style-name="Table2.A1" office:value-type="string">
            <text:p text:style-name="Table_20_Contents">True</text:p>
          </table:table-cell>
        </table:table-row>
        <table:table-row>
          <table:table-cell table:style-name="Table2.A1" office:value-type="string">
            <text:p text:style-name="Table_20_Contents">DB_WRITE</text:p>
          </table:table-cell>
          <table:table-cell table:style-name="Table2.A1" office:value-type="string">
            <text:p text:style-name="Table_20_Contents">True</text:p>
          </table:table-cell>
        </table:table-row>
        <table:table-row>
          <table:table-cell table:style-name="Table2.A1" office:value-type="string">
            <text:p text:style-name="Table_20_Contents">MQTT_WRITE</text:p>
          </table:table-cell>
          <table:table-cell table:style-name="Table2.A1" office:value-type="string">
            <text:p text:style-name="Table_20_Contents">False</text:p>
          </table:table-cell>
        </table:table-row>
      </table:table>
      <text:p text:style-name="Horizontal_20_Line"/>
      <text:h text:style-name="Heading_20_2" text:outline-level="2">15. Explicit Non-Goals</text:h>
      <text:p text:style-name="Text_20_body">The program intentionally does <text:span text:style-name="Strong_20_Emphasis">not</text:span> implement:</text:p>
      <text:list text:style-name="L19">
        <text:list-item>
          <text:p text:style-name="P23">Runtime sensor hot-plug</text:p>
        </text:list-item>
        <text:list-item>
          <text:p text:style-name="P23">Retry or persistence on failures</text:p>
        </text:list-item>
        <text:list-item>
          <text:p text:style-name="P23">Dynamic bus configuration</text:p>
        </text:list-item>
        <text:list-item>
          <text:p text:style-name="P23">Cloud connectivity</text:p>
        </text:list-item>
        <text:list-item>
          <text:p text:style-name="P23">Subscription-based MQTT logic</text:p>
        </text:list-item>
      </text:list>
      <text:p text:style-name="Horizontal_20_Line"/>
      <text:h text:style-name="Heading_20_2" text:outline-level="2">16. Architectural Principles</text:h>
      <text:list text:style-name="L20">
        <text:list-item>
          <text:p text:style-name="P24">Sensors are keyed by <text:span text:style-name="Strong_20_Emphasis">column serial</text:span>, not name</text:p>
        </text:list-item>
        <text:list-item>
          <text:p text:style-name="P24">SQLite columns are <text:span text:style-name="Source_20_Text">"s" + column_serial</text:span></text:p>
        </text:list-item>
        <text:list-item>
          <text:p text:style-name="P24">MQTT uses names only as a presentation layer</text:p>
        </text:list-item>
        <text:list-item>
          <text:p text:style-name="P24">Timing is strictly epoch-aligned</text:p>
        </text:list-item>
        <text:list-item>
          <text:p text:style-name="P24">Discovery occurs once at startup</text:p>
        </text:list-item>
        <text:list-item>
          <text:p text:style-name="P24">Design favors deterministic logging over resilienc<text:span text:style-name="T1">y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08:54:03.616086340</meta:creation-date>
    <dc:date>2026-01-31T08:54:59.876669952</dc:date>
    <meta:editing-duration>PT58S</meta:editing-duration>
    <meta:editing-cycles>1</meta:editing-cycles>
    <meta:document-statistic meta:table-count="2" meta:image-count="0" meta:object-count="0" meta:page-count="7" meta:paragraph-count="191" meta:word-count="784" meta:character-count="5065" meta:non-whitespace-character-count="4465"/>
    <meta:generator>LibreOffice/24.2.7.2$Linux_X86_64 LibreOffice_project/420$Build-2</meta:generator>
  </office:meta>
</office:document-meta>
</file>